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6pt" officeooo:rsid="00068c62" officeooo:paragraph-rsid="00068c62" style:font-size-asian="6pt" style:font-size-complex="6pt"/>
    </style:style>
    <style:style style:name="P2" style:family="paragraph" style:parent-style-name="Standard">
      <style:text-properties style:font-name="Courier 10 Pitch" fo:font-size="6pt" officeooo:rsid="00068c62" officeooo:paragraph-rsid="00028536" style:font-size-asian="6pt" style:font-size-complex="6pt"/>
    </style:style>
    <style:style style:name="P3" style:family="paragraph" style:parent-style-name="Standard">
      <style:text-properties style:font-name="Courier 10 Pitch" fo:font-size="6pt" officeooo:rsid="00068c62" officeooo:paragraph-rsid="00068c62" style:font-size-asian="6pt" style:font-size-complex="6pt"/>
    </style:style>
    <style:style style:name="P4" style:family="paragraph" style:parent-style-name="Standard">
      <style:text-properties style:font-name="Courier 10 Pitch" fo:font-size="6pt" officeooo:rsid="00071066" officeooo:paragraph-rsid="00071066" style:font-size-asian="6pt" style:font-size-complex="6pt"/>
    </style:style>
    <style:style style:name="P5" style:family="paragraph" style:parent-style-name="Standard">
      <style:text-properties style:font-name="Courier 10 Pitch" fo:font-size="6pt" officeooo:rsid="000881a4" officeooo:paragraph-rsid="000881a4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gar padrão será:</text:p>
      <text:p text:style-name="P1">Modo: Cool;</text:p>
      <text:p text:style-name="P1">FAN: auto;</text:p>
      <text:p text:style-name="P1">Sweep: on;</text:p>
      <text:p text:style-name="P1">Temp: 24;</text:p>
      <text:p text:style-name="P1"/>
      <text:p text:style-name="P1"/>
      <text:p text:style-name="P4">LIGAR</text:p>
      <text:p text:style-name="P4">0001 0000 0000 1000 1110 0000 0100 0000 0x1008E040</text:p>
      <text:p text:style-name="P4">0000 0010 0001 0000 1000 0000 0001 1000 0x02108018</text:p>
      <text:p text:style-name="P4">0100 0000 0000 0110 0000 0000 0000 0000 0x40060000</text:p>
      <text:p text:style-name="P4">0000 0000 1000 0000 0011 0111 1010 1101 0x008037AD</text:p>
      <text:p text:style-name="P4">0001 1011 <text:s text:c="30"/>0x1B</text:p>
      <text:p text:style-name="P4"></text:p>
      <text:p text:style-name="P4">DESLIGAR</text:p>
      <text:p text:style-name="P4">0001 0000 0000 1000 1110 0000 0100 0000 0x1008E040</text:p>
      <text:p text:style-name="P4">0000 0010 0001 0000 1000 0000 0001 0000 0x02108010</text:p>
      <text:p text:style-name="P4">0100 0000 0000 0110 0000 0000 0000 0000 0x40060000</text:p>
      <text:p text:style-name="P4">0000 0000 1000 0000 0011 0111 0010 0101 0x00803725</text:p>
      <text:p text:style-name="P5">1001 1000 <text:s text:c="30"/>0x98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8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8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Verdana" fo:font-family="Verdana" style:font-family-generic="swiss" fo:font-size="12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Verdana" fo:font-family="Verdana" style:font-family-generic="swiss" fo:font-size="10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lo </meta:initial-creator>
    <meta:creation-date>2014-09-12T16:29:04.751276440</meta:creation-date>
    <meta:generator>LibreOffice/4.2.6.3$Linux_X86_64 LibreOffice_project/420m0$Build-3</meta:generator>
    <dc:date>2014-09-12T20:44:27.829012976</dc:date>
    <dc:creator>Danilo </dc:creator>
    <meta:editing-duration>PT1H38M10S</meta:editing-duration>
    <meta:editing-cycles>10</meta:editing-cycles>
    <meta:document-statistic meta:table-count="0" meta:image-count="0" meta:object-count="0" meta:page-count="1" meta:paragraph-count="18" meta:word-count="91" meta:character-count="571" meta:non-whitespace-character-count="425"/>
  </office:meta>
</office:document-meta>
</file>